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21_1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2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</text:p>
      <text:p text:style-name="P2">State<text:tab/><text:tab/><text:tab/><text:tab/><text:tab/><text:tab/></text:p>
      <text:p text:style-name="P2">Country<text:tab/><text:tab/><text:tab/><text:tab/><text:tab/>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3</text:p>
      <text:p text:style-name="P2">Number of Sheets<text:tab/><text:tab/><text:tab/><text:tab/>1</text:p>
      <text:p text:style-name="P2">Fragment<text:tab/><text:tab/><text:tab/><text:tab/><text:tab/></text:p>
      <text:p text:style-name="P2">Pagination 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Page 1]</text:p>
      <text:p text:style-name="P7">For Shemini/</text:p>
      <text:p text:style-name="P6"/>
      <text:p text:style-name="P6">Lord God! <text:s/>Truly the advice of Thy pious Pslamist, is an/ infusion of Thy Divinity, that spoke through his lips./ <text:s/>No event in this transitory life, should excite immoderate/ joy. <text:s/>Even the feelings of exultation experienced at the/ attaining of spiritual greatness, should be held under healthful/ restraint. <text:s/>Self-glorification will not waver in faith, if tried/ in the crucible of human afflictions. <text:s/>Yes: O everlasting Parent!/ we must "serve Thee with fear, and rejoice in trembling."/ <text:s/>For, earthly happiness is unstable and short lived. <text:s/>Extremely/ narrow is the passage which separates elevation from tribulation./ <text:s/>But they who cleave unto Thee, shall glide smoothly over it, and/ suffer not the terrors it inspires. <text:s/>This lesson, so consolatory to/ us, frail mortals, is taught in Thy revealed book by the event/ which sorely tried the faith of Amram's elder son. <text:s/>The same/ hour which saw Thy ministering priest at the climax of glory,/ beheld also his utter desolation. <text:s/>In obedience to Thy ordinance,/ the emblematic ceremonies of his induction into office, had been/ performed. <text:s/>The precious ointment had descended upon his head./ <text:s/>He was clothed in robes of imposing sanctity./</text:p>
      <text:p text:style-name="P6"/>
      <text:p text:style-name="P6">[Page 2]</text:p>
      <text:p text:style-name="P6">On his forehead brilliantly shone the insignia/ of his sacerdotal authority. <text:s/>The ear which was to open/ itself to Thy dictates, had been sprinkled with the blood/ of the devoted ram. <text:s/>The hand also, destined to offer sacrifices/ of atonement, and the foot that was to follow the way of/ righteousness, received a like <text:soft-page-break/>purification. <text:s/>Seven days had/ he remained within the Sanctuary, in solemn seclusion to ponder/ on his all-important task. <text:s/>At length, Thou didst allow the/ godly Aaron to be invested with pontifical privileges. <text:s/>A/ heavenly brightness overspread his countenance, as he called/ down Thy blessing upon the people of Israel. <text:s/>Thy chosen/ witnesses shouted thrillingly at the manifestation of Thy celestial/ fire. <text:s/>But of a sudden was the prevailing joy dissipated./ <text:s/>The fatal end which met the arrogant, who dared approach/ Thy altar without summons, wrapped in darkness a day that/ had arisen in splendour. <text:s/>The jubilant priest, changed into/ a mournfully bereaved father. <text:s/>Grant O Lord! that the in-/-stability of fortune, illustrated <text:s/>by that unpropitious occurrence,/ may keep us in lowliness amid exaltation. <text:s/>Grant that the/ exemplary resignation, evinced by the sainted Aaron, on the sad/ occasion experienced, may be copied by ourselves. <text:s/>May we, like/ him, acknowledge the justice of Thy decrees, and, like him,/</text:p>
      <text:p text:style-name="P6"/>
      <text:p text:style-name="P6">[Page 3]</text:p>
      <text:p text:style-name="P6">remain unrepiningly silent, when Thy unsearchable/ will, tries our faith. <text:s/>May we sanctify Thy name among/ the Congregation, and bless the hand that chastens to improve./ <text:s/>Repress O Eternal! our presumptuous inclinations, and we will/ not venture beyond the bounds set for our actions. <text:s/>Grant that/ contentment may uphold as in virtue, piety sweeten our exist-/-ance[sic!], and humility secure for us an everlasting reward, where/ happiness has no alloy, even in the land of living souls. <text:s/>Amen.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22T15:19:25.36</meta:creation-date>
    <meta:document-statistic meta:table-count="0" meta:image-count="0" meta:object-count="0" meta:page-count="3" meta:paragraph-count="67" meta:word-count="636" meta:character-count="4276"/>
    <dc:date>2012-05-22T15:39:23.94</dc:date>
    <dc:creator>Penn Libraries</dc:creator>
    <meta:editing-duration>PT00H00M10S</meta:editing-duration>
    <meta:editing-cycles>1</meta:editing-cycles>
    <meta:generator>OpenOffice.org/3.2$Win32 OpenOffice.org_project/320m12$Build-9483</meta:generator>
  </office:meta>
</office:document-meta>
</file>